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673in"/>
    </style:style>
    <style:style style:name="co3" style:family="table-column">
      <style:table-column-properties fo:break-before="auto" style:column-width="0.9898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order-bottom="0.06pt solid #000000" fo:border-left="none" fo:border-right="none" fo:border-top="0.06pt solid #000000" style:vertical-align="top"/>
    </style:style>
    <style:style style:name="ce3" style:family="table-cell" style:parent-style-name="Default">
      <style:table-cell-properties fo:border-bottom="0.06pt solid #000000" fo:background-color="#00ff00" fo:border-left="none" fo:border-right="none" fo:border-top="0.06pt solid #000000" style:vertical-align="top"/>
    </style:style>
    <style:style style:name="ce4" style:family="table-cell" style:parent-style-name="Default">
      <style:table-cell-properties fo:background-color="#00ff00" style:vertical-align="top"/>
    </style:style>
    <style:style style:name="ce5" style:family="table-cell" style:parent-style-name="Default">
      <style:table-cell-properties fo:border-bottom="0.06pt solid #000000" fo:background-color="#ffff00" fo:border-left="none" fo:border-right="none" fo:border-top="0.06pt solid #000000" style:vertical-align="top"/>
    </style:style>
    <style:style style:name="ce6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06pt solid #000000" fo:border-left="none" fo:border-right="none" fo:border-top="0.06pt solid #000000" style:vertical-align="top"/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2">
          <table:table-cell office:value-type="string">
            <text:p>Prio</text:p>
          </table:table-cell>
          <table:table-cell office:value-type="string">
            <text:p>Topic</text:p>
          </table:table-cell>
          <table:table-cell office:value-type="string">
            <text:p>Gemeldet von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string">
            <text:p>Suchoptionen bei Benutzer Index ergänzen</text:p>
          </table:table-cell>
          <table:table-cell office:value-type="string">
            <text:p>Amand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dressaufkleber für Artikel drucken</text:p>
          </table:table-cell>
          <table:table-cell office:value-type="string">
            <text:p>Amanda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7" office:value-type="string">
            <text:p>CSV-Dateien alter Listen einlesen</text:p>
          </table:table-cell>
          <table:table-cell table:style-name="ce2" office:value-type="string">
            <text:p>Amanda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Nachrichten an Verkäufer schicken, die News erhalten wollen</text:p>
          </table:table-cell>
          <table:table-cell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PLZ-Eingabe sucht automatisch den Ort</text:p>
          </table:table-cell>
          <table:table-cell table:style-name="ce2" office:value-type="string">
            <text:p>Birgit</text:p>
          </table:table-cell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string">
            <text:p>Öffentliche News Seite erstellen</text:p>
          </table:table-cell>
          <table:table-cell table:style-name="ce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tom Feed für neue Nachrichten</text:p>
          </table:table-cell>
          <table:table-cell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Die csv-Datei in tmp-Verzeichnis speichern</text:p>
          </table:table-cell>
          <table:table-cell table:style-name="ce2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string">
            <text:p>csv-Dateien löschen wenn gesendet wurde</text:p>
          </table:table-cell>
          <table:table-cell table:style-name="ce2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freigeben. Beim Freigeben alle Artikel und Korbfarbe lös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 office:value-type="string">
            <text:p><text:s/></text:p>
          </table:table-cell>
          <table:table-cell table:style-name="ce4" office:value-type="string">
            <text:p>Wenn Liste voll ist 'Neuen Artikel erstellen' Seite nicht anzeigen</text:p>
          </table:table-cell>
          <table:table-cell table:style-name="ce4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CSV-Datei einer Liste exportieren</text:p>
          </table:table-cell>
          <table:table-cell table:style-name="ce3"/>
        </table:table-row>
        <table:table-row table:style-name="ro2">
          <table:table-cell table:style-name="ce3" office:value-type="string">
            <text:p><text:s/></text:p>
          </table:table-cell>
          <table:table-cell table:style-name="ce3" office:value-type="string">
            <text:p>Liste suchen Verkäufer, freie, registrierte, event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formation über Konsequenz wenn Liste freigegeben wird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enutzer darf nur gelöscht werden, wenn kein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4"/>
          <table:table-cell table:style-name="ce4" office:value-type="string">
            <text:p>In User Indexseite anzeigen wieviel bzw. welche Listen registriert sind</text:p>
          </table:table-cell>
          <table:table-cell table:style-name="ce4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Hilfe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Über uns Seite erstell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Benutzer Liste registriert hat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E-Mail an boerse-burgthann wenn sich Benutzer registriert hat</text:p>
          </table:table-cell>
          <table:table-cell table:style-name="ce3"/>
        </table:table-row>
        <table:table-row table:style-name="ro2">
          <table:table-cell table:style-name="ce4"/>
          <table:table-cell table:style-name="ce4" office:value-type="string">
            <text:p>Listenweitergabe auf user show page auf contact verlink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Barcodeleser auf farbigem Papier testen</text:p>
          </table:table-cell>
          <table:table-cell table:style-name="ce4"/>
        </table:table-row>
        <table:table-row table:style-name="ro2">
          <table:table-cell table:style-name="ce4"/>
          <table:table-cell table:style-name="ce4" office:value-type="string">
            <text:p>Contact Seite um Nachrichten an Börse Burgthann zu senden</text:p>
          </table:table-cell>
          <table:table-cell table:style-name="ce4"/>
        </table:table-row>
        <table:table-row table:style-name="ro2">
          <table:table-cell table:style-name="ce3"/>
          <table:table-cell table:style-name="ce3" office:value-type="string">
            <text:p>CSV-Dateien aller Listen exportier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Atom Feed für neu registrierte und neu abgeschlossene List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Atom Feed für neue Benutzer</text:p>
          </table:table-cell>
          <table:table-cell table:style-name="ce3"/>
        </table:table-row>
        <table:table-row table:style-name="ro2">
          <table:table-cell table:style-name="ce5"/>
          <table:table-cell table:style-name="ce5" office:value-type="string">
            <text:p>Change im Profil um das Avatar zu ändern → Spielerei - Wenn jemand in gravatar.com ein Bild hinterlegt hat, wird dieses im Profil angezeigt. 'Change' springt zu gravatar.com.</text:p>
          </table:table-cell>
          <table:table-cell table:style-name="ce5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IE Eingabefelder höher mach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fasste Artikel in Artikelerfassung anzei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such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Checkbox für Neuigkeiten vor Zeile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bgeschlossene Listen in Listenübersicht grün kennzeichnen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Unsicher, ob Korbfarbe gespeichert wurde → Meldung 'List aktualisiert am oberen Rand'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Eigene Schaltfläche 'abmelden' → Abmelden ist jetzt in der Hilfe beschrieben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Password digest unterdrück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Password übersetze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Passwortbestätigung Übersetzung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Benutzer in Listenübersicht anzeigen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Mussfelder mit * Kennzeichnen oder Info: Alle Felder sind Mussfelder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rtikelpreis &gt; 999 abfangen; keine Begrenzung des Preise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Kennwort bei Änderung des Profils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Vergessenes Kennwort zurücksetz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Wusste nicht wie Liste abzuschließen ist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Listen verschicken - mit Info Liste verschickt am …....</text:p>
          </table:table-cell>
          <table:table-cell table:style-name="ce3" office:value-type="string">
            <text:p>Simone</text:p>
          </table:table-cell>
        </table:table-row>
        <table:table-row table:style-name="ro2">
          <table:table-cell table:style-name="ce3"/>
          <table:table-cell table:style-name="ce3" office:value-type="string">
            <text:p>Artikelnummer ändert sich bei Änderung des Artikel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Wenn Liste voll ist Schaltfläche “nächster Artikel nicht anzeigen”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Reihenfolge der Artikel Etiketten</text:p>
          </table:table-cell>
          <table:table-cell table:style-name="ce3" office:value-type="string">
            <text:p>Tina</text:p>
          </table:table-cell>
        </table:table-row>
        <table:table-row table:style-name="ro4">
          <table:table-cell table:style-name="ce3"/>
          <table:table-cell table:style-name="ce3" office:value-type="string">
            <text:p>Schaltflächen bei Artikelerfassung:</text:p>
            <text:p>“Artikel speichern - nächsten Artikel eingeben”</text:p>
            <text:p>“Artikel speichern - zurück zur Artikelübersicht”</text:p>
            <text:p>“Abbrechen - nicht speichern”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Infotexte von Deiner Besten eingeben, Termine, etc.</text:p>
          </table:table-cell>
          <table:table-cell table:style-name="ce3" office:value-type="string">
            <text:p>Amanda</text:p>
          </table:table-cell>
        </table:table-row>
        <table:table-row table:style-name="ro2">
          <table:table-cell table:style-name="ce3"/>
          <table:table-cell table:style-name="ce3" office:value-type="string">
            <text:p>Preis 1,5 soll 1,50 sein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Deutschland im Profil vorbeleg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Auf der Home Page fehlen zwei Kommas</text:p>
          </table:table-cell>
          <table:table-cell table:style-name="ce3" office:value-type="string">
            <text:p>Tina</text:p>
          </table:table-cell>
        </table:table-row>
        <table:table-row table:style-name="ro2">
          <table:table-cell table:style-name="ce3"/>
          <table:table-cell table:style-name="ce3" office:value-type="string">
            <text:p>Bei Artikel erfassen Links 'zurück', 'Listen und Etiketten drucken', 'Hauptmenü'</text:p>
          </table:table-cell>
          <table:table-cell table:style-name="ce3" office:value-type="string">
            <text:p>Bernd</text:p>
          </table:table-cell>
        </table:table-row>
        <table:table-row table:style-name="ro2">
          <table:table-cell table:style-name="ce3"/>
          <table:table-cell table:style-name="ce3" office:value-type="string">
            <text:p>Erstelle Artikel in Speichere Artikel umbenennen</text:p>
          </table:table-cell>
          <table:table-cell table:style-name="ce3" office:value-type="string">
            <text:p>Birgit</text:p>
          </table:table-cell>
        </table:table-row>
        <table:table-row table:style-name="ro2">
          <table:table-cell table:style-name="ce3"/>
          <table:table-cell table:style-name="ce3" office:value-type="string">
            <text:p>In der User Page unter dem Button 'Artikel eingeben', 'Liste drucken', 'Etiketten drucken'</text:p>
          </table:table-cell>
          <table:table-cell table:style-name="ce3"/>
        </table:table-row>
        <table:table-row table:style-name="ro2">
          <table:table-cell table:style-name="ce3"/>
          <table:table-cell table:style-name="ce3" office:value-type="string">
            <text:p>'Liste drucken' und 'Etiketten drucken' Links erst wenn Liste verschickt wurde</text:p>
          </table:table-cell>
          <table:table-cell table:style-name="ce3" office:value-type="string">
            <text:p>Amanda</text:p>
          </table:table-cell>
        </table:table-row>
        <table:table-row table:style-name="ro5" table:number-rows-repeated="1048518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C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Sugar</meta:initial-creator>
    <meta:creation-date>2013-07-16T19:02:11</meta:creation-date>
    <dc:date>2013-08-21T21:39:12</dc:date>
    <dc:creator>Pierre Sugar</dc:creator>
    <meta:editing-duration>P18DT15H14M40S</meta:editing-duration>
    <meta:editing-cycles>57</meta:editing-cycles>
    <meta:generator>LibreOffice/3.5$Linux_X86_64 LibreOffice_project/350m1$Build-2</meta:generator>
    <meta:printed-by>Pierre Sugar</meta:printed-by>
    <meta:print-date>2013-08-06T21:48:54</meta:print-date>
    <meta:document-statistic meta:table-count="3" meta:cell-count="109" meta:object-count="0"/>
  </office:meta>
</office:document-meta>
</file>